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640000004B0FFB7843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draw:fill-color="#ffffff" draw:auto-grow-height="true" fo:min-height="4.293cm"/>
    </style:style>
    <style:style style:name="pr2" style:family="presentation" style:parent-style-name="oranssi-outline1">
      <style:graphic-properties draw:fill-color="#ffffff" draw:auto-grow-height="true" fo:min-height="9.677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auto-grow-height="true" fo:min-height="7.3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align="center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text-properties fo:font-family="FreeMono" style:font-family-generic="modern" style:font-pitch="fixed" fo:font-weight="bold" style:font-weight-asian="bold" style:font-weight-complex="bold"/>
    </style:style>
    <style:style style:name="P8" style:family="paragraph">
      <style:text-properties fo:color="#000000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font-family="FreeMono" style:font-family-generic="modern" style:font-pitch="fixed" fo:font-weight="bold" style:font-weight-asian="bold" style:font-weight-complex="bold"/>
    </style:style>
    <style:style style:name="T3" style:family="text">
      <style:text-properties fo:font-family="FreeMono" style:font-family-generic="modern" style:font-pitch="fixed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/>
    </style:style>
    <style:style style:name="T5" style:family="text">
      <style:text-properties fo:font-family="Arial" style:font-family-generic="swiss" fo:font-weight="normal" style:font-weight-asian="normal" style:font-weight-complex="normal"/>
    </style:style>
    <style:style style:name="T6" style:family="text">
      <style:text-properties fo:font-family="FreeMono" style:font-family-generic="modern" style:font-pitch="fixed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2" draw:layer="layout" svg:width="25.199cm" svg:height="4.293cm" svg:x="1.471cm" svg:y="5.842cm" presentation:class="title" presentation:user-transformed="true">
          <draw:text-box>
            <text:p text:style-name="P1"><text:span text:style-name="T1">Un repaso de Python</text:span></text:p>
          </draw:text-box>
        </draw:frame>
        <draw:frame presentation:style-name="pr2" draw:text-style-name="P4" draw:layer="layout" svg:width="25.199cm" svg:height="9.677cm" svg:x="0.709cm" svg:y="10.135cm" presentation:class="outline" presentation:user-transformed="true">
          <draw:text-box>
            <text:list text:style-name="L2">
              <text:list-header>
                <text:p text:style-name="P3">(y algunas cosas nuevas)</text:p>
                <text:p text:style-name="P3"/>
                <text:p/>
                <text:p/>
                <text:p>Rafael Carrascosa <text:s text:c="34"/>Sept. 2012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imero: Un repaso veloz, nada nuevo</text:p>
                <text:p/>
              </text:list-item>
              <text:list-item>
                <text:p>Segundo: Algunas Cosas ”nuevas”</text:p>
                <text:p/>
              </text:list-item>
              <text:list-item>
                <text:p>Al último: Decoradores (guarden concentración para esta par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ipado dinámic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válido hacer:</text:p>
                <text:p><text:span text:style-name="T2">x = 1</text:span></text:p>
                <text:p><text:span text:style-name="T2">x = ”abc”</text:span></text:p>
              </text:list-item>
              <text:list-item>
                <text:p>No es válido hacer:</text:p>
                <text:p><text:span text:style-name="T2">x = 1 + ”abc”</text:span></text:p>
              </text:list-item>
              <text:list-item>
                <text:p>Tipado dínamico != vale to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f y bloques indentado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ython usa la indentación para delimitar bloques (en vez de { .. } en C)</text:p>
                <text:p><text:span text:style-name="T2"/></text:p>
                <text:p><text:span text:style-name="T3">if x &lt; 10:</text:span></text:p>
                <text:list>
                  <text:list-header>
                    <text:p><text:span text:style-name="T3">print ”x es menor a 10”</text:span></text:p>
                    <text:p><text:span text:style-name="T3">x += 1 <text:s/># Equivalente a x = x + 1</text:span></text:p>
                  </text:list-header>
                </text:list>
                <text:p><text:span text:style-name="T3">print ”esto se ejecuta siempre”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ile, for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>i = 0</text:span></text:p>
                <text:p><text:span text:style-name="T2">while i &lt; 3:</text:span></text:p>
                <text:p><text:span text:style-name="T2"><text:s text:c="4"/></text:span><text:span text:style-name="T2">print i</text:span></text:p>
                <text:p><text:span text:style-name="T2"><text:s text:c="4"/></text:span><text:span text:style-name="T2">i += 1</text:span></text:p>
                <text:p><text:span text:style-name="T2"/></text:p>
                <text:p><text:span text:style-name="T2"># Equivalente a:</text:span></text:p>
                <text:p><text:span text:style-name="T2">for i in [0, 1, 2]:</text:span></text:p>
                <text:p><text:span text:style-name="T2"><text:s text:c="4"/></text:span><text:span text:style-name="T2">print i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ista, tupla, diccionario</text:p>
          </draw:text-box>
        </draw:frame>
        <draw:frame presentation:style-name="pr5" draw:layer="layout" svg:width="25.199cm" svg:height="14.171cm" svg:x="1.4cm" svg:y="4.914cm" presentation:class="outline" presentation:user-transformed="true">
          <draw:text-box>
            <text:list text:style-name="L3">
              <text:list-header>
                <text:p><text:span text:style-name="T2">lista = []</text:span></text:p>
                <text:p><text:span text:style-name="T2">lista = [1, "perro”, 0.71]</text:span></text:p>
                <text:p><text:span text:style-name="T2">lista = list(”ab”) # [”a”, ”b”]</text:span></text:p>
                <text:p><text:span text:style-name="T2">tupla = (0, None, ””)</text:span></text:p>
                <text:p><text:span text:style-name="T2">tupla = (tupla, lista)</text:span></text:p>
                <text:p><text:span text:style-name="T2">print tupla[1][1] <text:s/># b</text:span></text:p>
                <text:p><text:span text:style-name="T2">dicc = {}</text:span></text:p>
                <text:p><text:span text:style-name="T2">dicc = {”clave”: ”valor”, 1: ”1”}</text:span></text:p>
                <text:p><text:span text:style-name="T2">print dicc[”clave”] <text:s/># valo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unciones y clases</text:p>
          </draw:text-box>
        </draw:frame>
        <draw:frame presentation:style-name="pr5" draw:layer="layout" svg:width="25.199cm" svg:height="14.171cm" svg:x="1.4cm" svg:y="4.914cm" presentation:class="outline" presentation:user-transformed="true">
          <draw:text-box>
            <text:list text:style-name="L3">
              <text:list-header>
                <text:p><text:span text:style-name="T2">def f(x):</text:span></text:p>
                <text:p><text:span text:style-name="T2"><text:s text:c="4"/></text:span><text:span text:style-name="T2">print ”en f({v})”.format(v=x)</text:span></text:p>
                <text:p><text:span text:style-name="T2"><text:s text:c="4"/></text:span><text:span text:style-name="T2">return x + 1</text:span></text:p>
                <text:p><text:span text:style-name="T2"/></text:p>
                <text:p><text:span text:style-name="T2">class Clase(object):</text:span></text:p>
                <text:p><text:span text:style-name="T2"><text:s text:c="4"/></text:span><text:span text:style-name="T2">def metodo(self, x):</text:span></text:p>
                <text:p><text:span text:style-name="T2"><text:s text:c="8"/></text:span><text:span text:style-name="T2">print x</text:span></text:p>
                <text:p><text:span text:style-name="T2">instancia = Clase()</text:span></text:p>
                <text:p><text:span text:style-name="T2">instancia.metodo(”pepe”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xcepcion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>5 == int(”5”) <text:s/># True</text:span></text:p>
                <text:p><text:span text:style-name="T2">5 == int(”five”) # ValueError</text:span></text:p>
                <text:p><text:span text:style-name="T2"/></text:p>
                <text:p><text:span text:style-name="T2">try:</text:span></text:p>
                <text:p><text:span text:style-name="T2"><text:s text:c="4"/></text:span><text:span text:style-name="T2">int(”five”)</text:span></text:p>
                <text:p><text:span text:style-name="T2">except ValueError:</text:span></text:p>
                <text:p><text:span text:style-name="T2"><text:s text:c="4"/></text:span><text:span text:style-name="T2">print ”Lo re manejo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i el repaso no lo es tanto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a xlink:href="http://python.org.ar/pyar/AprendiendoPython">http://python.org.ar/pyar/AprendiendoPython</text:a> </text:p>
                <text:p/>
              </text:list-item>
              <text:list-item>
                <text:p><text:a xlink:href="http://docs.python.org/">http://docs.python.org/</text:a> (ingles)</text:p>
                <text:p/>
              </text:list-item>
              <text:list-item>
                <text:p>Google!</text:p>
                <text:p/>
              </text:list-item>
              <text:list-item>
                <text:p>Los prof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7" draw:text-style-name="P8" draw:layer="layout" svg:width="25.199cm" svg:height="3.506cm" svg:x="1.27cm" svg:y="5.892cm" presentation:class="title" presentation:user-transformed="true">
          <draw:text-box>
            <text:p><text:span text:style-name="T4">Algunas cosas ”nuevas”...</text:span></text:p>
          </draw:text-box>
        </draw:frame>
        <draw:frame presentation:style-name="pr8" draw:text-style-name="P3" draw:layer="layout" svg:width="25.199cm" svg:height="7.366cm" svg:x="0.963cm" svg:y="9.652cm" presentation:class="outline" presentation:user-transformed="true">
          <draw:text-box>
            <text:list text:style-name="L2">
              <text:list-header>
                <text:p text:style-name="P3">(lo anterior era bien repaso)</text:p>
              </text:list-header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Generator express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imilar a ”listas por comprensión” de Haskell</text:p>
                <text:p><text:span text:style-name="T2"><text:line-break/></text:span><text:span text:style-name="T2"># 0, 3, 6, 9, …, 99</text:span></text:p>
                <text:p><text:span text:style-name="T2">xs = [x * 3 for x in range(34)]</text:span></text:p>
                <text:p><text:span text:style-name="T2"><text:line-break/></text:span><text:span text:style-name="T2"># numeros divisibles por 3 y 7</text:span></text:p>
                <text:p><text:span text:style-name="T2">[y for y in xs if y % 7 == 0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Generator expressions 2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>xs = [”casa”, ”arbol”]</text:span><text:span text:style-name="T2"><text:line-break/></text:span><text:span text:style-name="T2">d = {x: len(x) for x in xs}</text:span><text:span text:style-name="T2"><text:line-break/></text:span><text:span text:style-name="T2"># d == {”casa”: 4, ”arbol”: 5}</text:span><text:span text:style-name="T2"><text:line-break/></text:span><text:span text:style-name="T2"><text:line-break/></text:span><text:span text:style-name="T2">def f(xs):</text:span><text:span text:style-name="T2"><text:line-break/></text:span><text:span text:style-name="T2"> <text:s text:c="3"/>for x in xs:</text:span><text:span text:style-name="T2"><text:line-break/></text:span><text:span text:style-name="T2"> <text:s text:c="7"/>print x</text:span><text:span text:style-name="T2"><text:line-break/></text:span><text:span text:style-name="T2"><text:line-break/></text:span><text:span text:style-name="T2">f(x % 3 for x in range(5))</text:span><text:span text:style-name="T2"><text:line-break/></text:span><text:span text:style-name="T2"># out: 0 1 2 0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xpresiones regulares</text:p>
          </draw:text-box>
        </draw:frame>
        <draw:frame presentation:style-name="pr5" draw:layer="layout" svg:width="25.199cm" svg:height="13.937cm" svg:x="1.4cm" svg:y="4.914cm" presentation:class="outline" presentation:user-transformed="true">
          <draw:text-box>
            <text:list text:style-name="L3">
              <text:list-item>
                <text:p>Ver módulo ”re” de python</text:p>
                <text:p><text:span text:style-name="T2"><text:line-break/></text:span><text:span text:style-name="T2"># Acepta secuencias de ”ab”</text:span><text:span text:style-name="T2"><text:line-break/></text:span><text:span text:style-name="T2">x = re.compile(”(ab)*”)</text:span><text:span text:style-name="T2"><text:line-break/></text:span><text:span text:style-name="T2"><text:line-break/></text:span><text:span text:style-name="T2"># Acepta paths de archivos mp3</text:span></text:p>
                <text:p><text:span text:style-name="T2">x = re.compile(”musica/.*\.mp3”)</text:span></text:p>
                <text:p><text:span text:style-name="T2"/></text:p>
                <text:p><text:span text:style-name="T2"># Acepta nombres de variable</text:span></text:p>
                <text:p><text:span text:style-name="T2">x = re.compile(”[a-z][a-z0-9]*”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__str__</text:p>
          </draw:text-box>
        </draw:frame>
        <draw:frame presentation:style-name="pr5" draw:layer="layout" svg:width="25.199cm" svg:height="14.307cm" svg:x="1.4cm" svg:y="4.914cm" presentation:class="outline" presentation:user-transformed="true">
          <draw:text-box>
            <text:list text:style-name="L3">
              <text:list-header>
                <text:p><text:span text:style-name="T2">class C(object):</text:span></text:p>
                <text:p><text:span text:style-name="T2"><text:s text:c="4"/></text:span><text:span text:style-name="T2">pass</text:span></text:p>
                <text:p><text:span text:style-name="T2">print C() <text:s/># &lt;.. C instance at ...&gt;</text:span></text:p>
                <text:p><text:span text:style-name="T2"/></text:p>
                <text:p><text:span text:style-name="T2">class C(object):</text:span></text:p>
                <text:p><text:span text:style-name="T2"><text:s text:c="4"/></text:span><text:span text:style-name="T2">def __str__(self):</text:span></text:p>
                <text:p><text:span text:style-name="T2"><text:s text:c="8"/></text:span><text:span text:style-name="T2">return ”Soy C”</text:span></text:p>
                <text:p><text:span text:style-name="T2">print C() <text:s/># Soy C</text:span></text:p>
              </text:list-header>
              <text:list-item>
                <text:p><text:span text:style-name="T5">Hay un metodo ”__unicode__” que es similar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erenci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>class Padre(object):</text:span></text:p>
                <text:p><text:span text:style-name="T2"><text:s text:c="4"/></text:span><text:span text:style-name="T2">def f(self):</text:span><text:span text:style-name="T2"><text:line-break/></text:span><text:span text:style-name="T2"> <text:s text:c="7"/>return ”Hola”</text:span><text:span text:style-name="T2"><text:line-break/></text:span><text:span text:style-name="T2"><text:line-break/></text:span><text:span text:style-name="T2">class Hijo(Padre):</text:span></text:p>
                <text:p><text:span text:style-name="T2"><text:s text:c="4"/></text:span><text:span text:style-name="T2">def g(self):</text:span></text:p>
                <text:p><text:span text:style-name="T2"><text:s text:c="8"/></text:span><text:span text:style-name="T2">return self.f() + ” mundo!”</text:span><text:span text:style-name="T2"><text:line-break/></text:span><text:span text:style-name="T2"><text:line-break/></text:span><text:span text:style-name="T2">x = Hijo()</text:span></text:p>
                <text:p><text:span text:style-name="T2">x.g() <text:s/># ”Hola mundo!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corado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s decoradores se usan para wrappear una función</text:p>
                <text:p><text:span text:style-name="T2">def fun1(x):</text:span></text:p>
                <text:p><text:span text:style-name="T2"><text:s text:c="4"/></text:span><text:span text:style-name="T2">def aux(y):</text:span></text:p>
                <text:p><text:span text:style-name="T2"><text:s text:c="8"/></text:span><text:span text:style-name="T2">return x + y</text:span></text:p>
                <text:p><text:span text:style-name="T2"><text:s text:c="4"/></text:span><text:span text:style-name="T2">out = aux(3)</text:span></text:p>
                <text:p><text:span text:style-name="T2"><text:s text:c="4"/></text:span><text:span text:style-name="T2">return out</text:span><text:span text:style-name="T2"><text:line-break/></text:span><text:span text:style-name="T2"><text:line-break/></text:span><text:span text:style-name="T2">fun1(1) <text:s/>#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coradores 2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>def fun2(x):</text:span></text:p>
                <text:p><text:span text:style-name="T2"><text:s text:c="4"/></text:span><text:span text:style-name="T2">def aux(y):</text:span></text:p>
                <text:p><text:span text:style-name="T2"><text:s text:c="8"/></text:span><text:span text:style-name="T2">return x + y</text:span></text:p>
                <text:p><text:span text:style-name="T2"><text:s text:c="4"/></text:span><text:span text:style-name="T2">return aux</text:span></text:p>
                <text:p><text:span text:style-name="T2"/></text:p>
                <text:p><text:span text:style-name="T2">g = fun2(2) # g: x → x+2</text:span></text:p>
                <text:p><text:span text:style-name="T2">g(1) <text:s/># 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Decoradores 3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>def fun3(funcion):</text:span></text:p>
                <text:p><text:span text:style-name="T2"><text:s text:c="4"/></text:span><text:span text:style-name="T2">def aux(x):</text:span></text:p>
                <text:p><text:span text:style-name="T2"><text:s text:c="8"/></text:span><text:span text:style-name="T2">return funcion(x) * 3</text:span></text:p>
                <text:p><text:span text:style-name="T2"><text:s text:c="4"/></text:span><text:span text:style-name="T2">return aux</text:span></text:p>
                <text:p><text:span text:style-name="T2"/></text:p>
                <text:p><text:span text:style-name="T2">h = fun3(g) <text:s/># h: x → (x+2)*3</text:span></text:p>
                <text:p><text:span text:style-name="T2">h(1) <text:s/># 9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coradores 4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6">def decorador(funcion):</text:span></text:p>
                <text:p><text:span text:style-name="T6"><text:s text:c="4"/></text:span><text:span text:style-name="T6">def wrapper():</text:span></text:p>
                <text:p><text:span text:style-name="T6"><text:s text:c="8"/></text:span><text:span text:style-name="T6">print "antes"</text:span></text:p>
                <text:p><text:span text:style-name="T6"><text:s text:c="8"/></text:span><text:span text:style-name="T6">funcion()</text:span></text:p>
                <text:p><text:span text:style-name="T6"><text:s text:c="8"/></text:span><text:span text:style-name="T6">print "despues"</text:span></text:p>
                <text:p><text:span text:style-name="T6"><text:s text:c="4"/></text:span><text:span text:style-name="T6">return wrapper</text:span></text:p>
                <text:p><text:span text:style-name="T6"/></text:p>
                <text:p><text:span text:style-name="T6">def medio():</text:span></text:p>
                <text:p><text:span text:style-name="T6"><text:s text:c="4"/></text:span><text:span text:style-name="T6">print "al medio"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coradores 5</text:p>
          </draw:text-box>
        </draw:frame>
        <draw:frame presentation:style-name="pr5" draw:layer="layout" svg:width="25.199cm" svg:height="15.091cm" svg:x="1.4cm" svg:y="4.914cm" presentation:class="outline" presentation:user-transformed="true">
          <draw:text-box>
            <text:list text:style-name="L3">
              <text:list-header>
                <text:p><text:span text:style-name="T6">g = decorador(medio)</text:span></text:p>
                <text:p><text:span text:style-name="T6">g() <text:s/># output?</text:span></text:p>
                <text:p><text:span text:style-name="T6"/></text:p>
                <text:p><text:span text:style-name="T6">medio = decorador(medio)</text:span></text:p>
                <text:p><text:span text:style-name="T6">medio() <text:s/># output?</text:span></text:p>
                <text:p><text:span text:style-name="T6"/></text:p>
                <text:p><text:span text:style-name="T6">@decorador</text:span></text:p>
                <text:p><text:span text:style-name="T6">def medio():</text:span></text:p>
                <text:p><text:span text:style-name="T6"><text:s text:c="4"/></text:span><text:span text:style-name="T6">print "al medio"</text:span></text:p>
                <text:p><text:span text:style-name="T6">medio() <text:s/># mismo outpu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coradores 6</text:p>
          </draw:text-box>
        </draw:frame>
        <draw:frame presentation:style-name="pr5" draw:text-style-name="P10" draw:layer="layout" svg:width="25.199cm" svg:height="15.665cm" svg:x="1.4cm" svg:y="4.914cm" presentation:class="outline" presentation:user-transformed="true">
          <draw:text-box>
            <text:list text:style-name="L3">
              <text:list-header>
                <text:p><text:span text:style-name="T7">import time</text:span></text:p>
                <text:p><text:span text:style-name="T7">def timeame(f):</text:span></text:p>
                <text:p><text:span text:style-name="T7"><text:s text:c="4"/></text:span><text:span text:style-name="T7">def wrapper():</text:span></text:p>
                <text:p><text:span text:style-name="T7"><text:s text:c="8"/></text:span><text:span text:style-name="T7">start = time.time()</text:span></text:p>
                <text:p><text:span text:style-name="T7"><text:s text:c="8"/></text:span><text:span text:style-name="T7">f()</text:span></text:p>
                <text:p><text:span text:style-name="T7"><text:s text:c="8"/></text:span><text:span text:style-name="T7">end = time.time()</text:span></text:p>
                <text:p><text:span text:style-name="T7"><text:s text:c="8"/></text:span><text:span text:style-name="T7">print "Demoro", end - start</text:span></text:p>
                <text:p><text:span text:style-name="T7"><text:s text:c="4"/></text:span><text:span text:style-name="T7">return wrapper</text:span></text:p>
                <text:p><text:span text:style-name="T7"/></text:p>
                <text:p><text:span text:style-name="T7">@timeame</text:span></text:p>
                <text:p><text:span text:style-name="T7">def dormir():</text:span></text:p>
                <text:p><text:span text:style-name="T7"><text:s text:c="4"/></text:span><text:span text:style-name="T7">time.sleep(1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6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9-06T06:09:27</meta:creation-date>
    <dc:language>fi-FI</dc:language>
    <meta:editing-cycles>13</meta:editing-cycles>
    <meta:editing-duration>PT1H49M42S</meta:editing-duration>
    <meta:initial-creator>Rafael Carrascosa</meta:initial-creator>
    <dc:date>2012-09-06T12:17:15</dc:date>
    <dc:creator>Rafael Carrascosa</dc:creator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lossy.otp"/>
  </office:meta>
</office:document-meta>
</file>